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define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and </text:span><text:span text:style-name="T2">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5.4cm" svg:height="3.806cm" svg:x="17.692cm" svg:y="0.789cm">
          <draw:text-box>
            <text:p>Web apps are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– but not yet limited for min, max, step</text:p>
            <text:p><text:s text:c="22"/>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18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0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8" draw:text-style-name="P7" draw:layer="layout" svg:width="18.6cm" svg:height="0.962cm" svg:x="2.8cm" svg:y="3.2cm">
          <draw:text-box>
            <text:p>Note : A prefix string is specified and added to all keys.</text:p>
          </draw:text-box>
        </draw:frame>
        <draw:frame draw:style-name="standard" draw:layer="layout" svg:width="25.3cm" svg:height="13.429cm" svg:x="1cm" svg:y="4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List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List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4">Logdata keys and values flag that an item has changed.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</text:span></text:p>
              </table:table-cell>
              <table:table-cell>
                <text:p text:style-name="P16"><text:span text:style-name="T4">list of "Timestamp space data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&lt;devicename&gt;</text:span></text:p>
              </table:table-cell>
              <table:table-cell>
                <text:p text:style-name="P16"><text:span text:style-name="T4">list of "Timestamp space data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&lt;propertyname&gt;:&lt;devicename&gt;</text:span></text:p>
              </table:table-cell>
              <table:table-cell>
                <text:p text:style-name="P16"><text:span text:style-name="T4">list of "Timestamp space json string numbervector" Provides history of number changes for graph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1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9">Web application, served by any wsgi web server.</text:span></text:p>
              </text:list-item>
              <text:list-item>
                <text:p><text:span text:style-name="T9">Reads and writes data to redis keys created by inditoredis.</text:span></text:p>
              </text:list-item>
              <text:list-item>
                <text:p><text:span text:style-name="T9">Very general application, knows nothing about the attached instruments, but ‘learns’ and displays properties from the data stored in redis.</text:span></text:p>
              </text:list-item>
              <text:list-item>
                <text:p><text:span text:style-name="T9">Precursor to ‘better looking’ web applications that have some knowledge of the attached instruments.</text:span></text:p>
              </text:list-item>
              <text:list-item>
                <text:p><text:span text:style-name="T9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0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0"><text:a xlink:href="https://github.com/bernie-skipole/indi" xlink:type="simple">https://github.com/bernie-skipole/indi</text:a></text:span></text:p>
              </text:list-item>
              <text:list-item>
                <text:p><text:span text:style-name="T10"><text:a xlink:href="https://indilib.org/" xlink:type="simple">https://indilib.org/</text:a></text:span></text:p>
              </text:list-item>
              <text:list-item>
                <text:p><text:span text:style-name="T10"><text:a xlink:href="https://github.com/indilib/indi/releases" xlink:type="simple">https://github.com/indilib/indi/releases</text:a></text:span></text:p>
              </text:list-item>
              <text:list-item>
                <text:p><text:span text:style-name="T10"><text:a xlink:href="https://packages.debian.org/buster/indi-bin" xlink:type="simple">https://packages.debian.org/buster/indi-bin</text:a></text:span></text:p>
              </text:list-item>
              <text:list-item>
                <text:p><text:span text:style-name="T10"><text:a xlink:href="https://en.wikipedia.org/wiki/Instrument_Neutral_Distributed_Interface" xlink:type="simple">https://en.wikipedia.org/wiki/Instrument_Neutral_Distributed_Interface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15M20S</meta:editing-duration>
    <meta:editing-cycles>26</meta:editing-cycles>
    <meta:generator>LibreOffice/6.0.7.3$Linux_X86_64 LibreOffice_project/00m0$Build-3</meta:generator>
    <dc:title>Impress</dc:title>
    <dc:date>2020-09-04T15:14:31.572135991</dc:date>
    <meta:document-statistic meta:object-count="199"/>
  </office:meta>
</office:document-meta>
</file>